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0">
      <style:paragraph-properties fo:margin-top="0in" fo:margin-bottom="0in" style:contextual-spacing="false"/>
    </style:style>
    <style:style style:name="P40" style:family="paragraph" style:parent-style-name="Text_20_body" style:list-style-name="L21"/>
    <style:style style:name="P41" style:family="paragraph" style:parent-style-name="Text_20_body" style:list-style-name="L21">
      <style:paragraph-properties fo:margin-top="0in" fo:margin-bottom="0in" style:contextual-spacing="false"/>
    </style:style>
    <style:style style:name="P42" style:family="paragraph" style:parent-style-name="Text_20_body" style:list-style-name="L22"/>
    <style:style style:name="P43" style:family="paragraph" style:parent-style-name="Text_20_body" style:list-style-name="L2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dule Design Specifications</text:h>
      <text:h text:style-name="Heading_20_2" text:outline-level="2">1. Introduction</text:h>
      <text:h text:style-name="Heading_20_3" text:outline-level="3">1.1 Purpose</text:h>
      <text:p text:style-name="Text_20_body">The purpose of this document is to provide detailed design specifications for the various modules of the Military Supply Chain Management System. It describes the functionality, inputs, outputs, and interactions for each module.</text:p>
      <text:h text:style-name="Heading_20_3" text:outline-level="3">1.2 Scope</text:h>
      <text:p text:style-name="Text_20_body">This document covers the design specifications for the following modules:</text:p>
      <text:list text:style-name="L1">
        <text:list-item>
          <text:p text:style-name="P2">User Authentication Module</text:p>
        </text:list-item>
        <text:list-item>
          <text:p text:style-name="P2">Inventory Management Module</text:p>
        </text:list-item>
        <text:list-item>
          <text:p text:style-name="P2">Logistics and Route Optimization Module</text:p>
        </text:list-item>
        <text:list-item>
          <text:p text:style-name="P2">Request Management Module</text:p>
        </text:list-item>
        <text:list-item>
          <text:p text:style-name="P1">Item Logging Module</text:p>
        </text:list-item>
      </text:list>
      <text:h text:style-name="Heading_20_2" text:outline-level="2">2. Module Overview</text:h>
      <text:h text:style-name="Heading_20_3" text:outline-level="3">2.1 User Authentication Module</text:h>
      <text:h text:style-name="Heading_20_4" text:outline-level="4">2.1.1 Purpose</text:h>
      <text:p text:style-name="Text_20_body">To manage user authentication and authorization.</text:p>
      <text:h text:style-name="Heading_20_4" text:outline-level="4">2.1.2 Functionalities</text:h>
      <text:list text:style-name="L2">
        <text:list-item>
          <text:p text:style-name="P4">User Registration</text:p>
        </text:list-item>
        <text:list-item>
          <text:p text:style-name="P4">User Login</text:p>
        </text:list-item>
        <text:list-item>
          <text:p text:style-name="P4">Role-based Access Control</text:p>
        </text:list-item>
        <text:list-item>
          <text:p text:style-name="P3">Password Recovery</text:p>
        </text:list-item>
      </text:list>
      <text:h text:style-name="Heading_20_4" text:outline-level="4">2.1.3 Inputs</text:h>
      <text:list text:style-name="L3">
        <text:list-item>
          <text:p text:style-name="P6">User registration details (username, password, email)</text:p>
        </text:list-item>
        <text:list-item>
          <text:p text:style-name="P5">User login credentials (username, password)</text:p>
        </text:list-item>
      </text:list>
      <text:h text:style-name="Heading_20_4" text:outline-level="4">2.1.4 Outputs</text:h>
      <text:list text:style-name="L4">
        <text:list-item>
          <text:p text:style-name="P8">Authentication tokens</text:p>
        </text:list-item>
        <text:list-item>
          <text:p text:style-name="P7">Error messages for failed login attempts</text:p>
        </text:list-item>
      </text:list>
      <text:h text:style-name="Heading_20_4" text:outline-level="4"><text:soft-page-break/>2.1.5 Interfaces</text:h>
      <text:list text:style-name="L5">
        <text:list-item>
          <text:p text:style-name="P10">REST API endpoints:</text:p>
          <text:list>
            <text:list-item>
              <text:p text:style-name="P10"><text:span text:style-name="Source_20_Text">POST /api/auth/register</text:span></text:p>
            </text:list-item>
            <text:list-item>
              <text:p text:style-name="P10"><text:span text:style-name="Source_20_Text">POST /api/auth/login</text:span></text:p>
            </text:list-item>
            <text:list-item>
              <text:p text:style-name="P9"><text:span text:style-name="Source_20_Text">POST /api/auth/recover</text:span></text:p>
            </text:list-item>
          </text:list>
        </text:list-item>
      </text:list>
      <text:h text:style-name="Heading_20_3" text:outline-level="3">2.2 Inventory Management Module</text:h>
      <text:h text:style-name="Heading_20_4" text:outline-level="4">2.2.1 Purpose</text:h>
      <text:p text:style-name="Text_20_body">To manage and track inventory items.</text:p>
      <text:h text:style-name="Heading_20_4" text:outline-level="4">2.2.2 Functionalities</text:h>
      <text:list text:style-name="L6">
        <text:list-item>
          <text:p text:style-name="P12">Add new inventory items</text:p>
        </text:list-item>
        <text:list-item>
          <text:p text:style-name="P12">Update existing inventory details</text:p>
        </text:list-item>
        <text:list-item>
          <text:p text:style-name="P12">View inventory items</text:p>
        </text:list-item>
        <text:list-item>
          <text:p text:style-name="P11">Search inventory by criteria (e.g., name, category)</text:p>
        </text:list-item>
      </text:list>
      <text:h text:style-name="Heading_20_4" text:outline-level="4">2.2.3 Inputs</text:h>
      <text:list text:style-name="L7">
        <text:list-item>
          <text:p text:style-name="P14">Inventory item details (name, quantity, unit price)</text:p>
        </text:list-item>
        <text:list-item>
          <text:p text:style-name="P13">Search criteria</text:p>
        </text:list-item>
      </text:list>
      <text:h text:style-name="Heading_20_4" text:outline-level="4">2.2.4 Outputs</text:h>
      <text:list text:style-name="L8">
        <text:list-item>
          <text:p text:style-name="P16">List of inventory items</text:p>
        </text:list-item>
        <text:list-item>
          <text:p text:style-name="P15">Confirmation messages for updates/additions</text:p>
        </text:list-item>
      </text:list>
      <text:h text:style-name="Heading_20_4" text:outline-level="4">2.2.5 Interfaces</text:h>
      <text:list text:style-name="L9">
        <text:list-item>
          <text:p text:style-name="P18">REST API endpoints:</text:p>
          <text:list>
            <text:list-item>
              <text:p text:style-name="P18"><text:span text:style-name="Source_20_Text">POST /api/inventory/add</text:span></text:p>
            </text:list-item>
            <text:list-item>
              <text:p text:style-name="P18"><text:span text:style-name="Source_20_Text">PUT /api/inventory/update/{itemId}</text:span></text:p>
            </text:list-item>
            <text:list-item>
              <text:p text:style-name="P18"><text:span text:style-name="Source_20_Text">GET /api/inventory</text:span></text:p>
            </text:list-item>
            <text:list-item>
              <text:p text:style-name="P17"><text:span text:style-name="Source_20_Text">GET /api/inventory/search</text:span></text:p>
            </text:list-item>
          </text:list>
        </text:list-item>
      </text:list>
      <text:h text:style-name="Heading_20_3" text:outline-level="3">2.3 Logistics and Route Optimization Module</text:h>
      <text:h text:style-name="Heading_20_4" text:outline-level="4">2.3.1 Purpose</text:h>
      <text:p text:style-name="Text_20_body">To optimize delivery routes for supplies.</text:p>
      <text:h text:style-name="Heading_20_4" text:outline-level="4">2.3.2 Functionalities</text:h>
      <text:list text:style-name="L10">
        <text:list-item>
          <text:p text:style-name="P20">Calculate optimal delivery routes</text:p>
        </text:list-item>
        <text:list-item>
          <text:p text:style-name="P20">Provide estimated delivery times</text:p>
        </text:list-item>
        <text:list-item>
          <text:p text:style-name="P19">Display route details on a map interface</text:p>
        </text:list-item>
      </text:list>
      <text:h text:style-name="Heading_20_4" text:outline-level="4"><text:soft-page-break/>2.3.3 Inputs</text:h>
      <text:list text:style-name="L11">
        <text:list-item>
          <text:p text:style-name="P22">Starting point</text:p>
        </text:list-item>
        <text:list-item>
          <text:p text:style-name="P22">Destination</text:p>
        </text:list-item>
        <text:list-item>
          <text:p text:style-name="P21">Delivery details (time constraints, priority)</text:p>
        </text:list-item>
      </text:list>
      <text:h text:style-name="Heading_20_4" text:outline-level="4">2.3.4 Outputs</text:h>
      <text:list text:style-name="L12">
        <text:list-item>
          <text:p text:style-name="P24">Optimized route details</text:p>
        </text:list-item>
        <text:list-item>
          <text:p text:style-name="P23">Estimated delivery times</text:p>
        </text:list-item>
      </text:list>
      <text:h text:style-name="Heading_20_4" text:outline-level="4">2.3.5 Interfaces</text:h>
      <text:list text:style-name="L13">
        <text:list-item>
          <text:p text:style-name="P26">REST API endpoints:</text:p>
          <text:list>
            <text:list-item>
              <text:p text:style-name="P26"><text:span text:style-name="Source_20_Text">POST /api/logistics/optimize</text:span></text:p>
            </text:list-item>
            <text:list-item>
              <text:p text:style-name="P25"><text:span text:style-name="Source_20_Text">GET /api/logistics/routes</text:span></text:p>
            </text:list-item>
          </text:list>
        </text:list-item>
      </text:list>
      <text:h text:style-name="Heading_20_3" text:outline-level="3">2.4 Request Management Module</text:h>
      <text:h text:style-name="Heading_20_4" text:outline-level="4">2.4.1 Purpose</text:h>
      <text:p text:style-name="Text_20_body">To manage requests for inventory items.</text:p>
      <text:h text:style-name="Heading_20_4" text:outline-level="4">2.4.2 Functionalities</text:h>
      <text:list text:style-name="L14">
        <text:list-item>
          <text:p text:style-name="P28">Create new requests</text:p>
        </text:list-item>
        <text:list-item>
          <text:p text:style-name="P28">View request status</text:p>
        </text:list-item>
        <text:list-item>
          <text:p text:style-name="P27">Update request status (approve/reject)</text:p>
        </text:list-item>
      </text:list>
      <text:h text:style-name="Heading_20_4" text:outline-level="4">2.4.3 Inputs</text:h>
      <text:list text:style-name="L15">
        <text:list-item>
          <text:p text:style-name="P30">Request details (user ID, inventory item ID, quantity)</text:p>
        </text:list-item>
        <text:list-item>
          <text:p text:style-name="P29">Status updates</text:p>
        </text:list-item>
      </text:list>
      <text:h text:style-name="Heading_20_4" text:outline-level="4">2.4.4 Outputs</text:h>
      <text:list text:style-name="L16">
        <text:list-item>
          <text:p text:style-name="P32">List of requests</text:p>
        </text:list-item>
        <text:list-item>
          <text:p text:style-name="P31">Confirmation messages for status updates</text:p>
        </text:list-item>
      </text:list>
      <text:h text:style-name="Heading_20_4" text:outline-level="4">2.4.5 Interfaces</text:h>
      <text:list text:style-name="L17">
        <text:list-item>
          <text:p text:style-name="P34">REST API endpoints:</text:p>
          <text:list>
            <text:list-item>
              <text:p text:style-name="P34"><text:span text:style-name="Source_20_Text">POST /api/requests/create</text:span></text:p>
            </text:list-item>
            <text:list-item>
              <text:p text:style-name="P34"><text:span text:style-name="Source_20_Text">GET /api/requests</text:span></text:p>
            </text:list-item>
            <text:list-item>
              <text:p text:style-name="P33"><text:span text:style-name="Source_20_Text">PUT /api/requests/update/{requestId}</text:span></text:p>
            </text:list-item>
          </text:list>
        </text:list-item>
      </text:list>
      <text:h text:style-name="Heading_20_3" text:outline-level="3">2.5 Item Logging Module</text:h>
      <text:h text:style-name="Heading_20_4" text:outline-level="4">2.5.1 Purpose</text:h>
      <text:p text:style-name="Text_20_body">To log actions performed on inventory items.</text:p>
      <text:h text:style-name="Heading_20_4" text:outline-level="4"><text:soft-page-break/>2.5.2 Functionalities</text:h>
      <text:list text:style-name="L18">
        <text:list-item>
          <text:p text:style-name="P36">Log addition/removal of inventory items</text:p>
        </text:list-item>
        <text:list-item>
          <text:p text:style-name="P36">View item logs</text:p>
        </text:list-item>
        <text:list-item>
          <text:p text:style-name="P35">Search item logs by criteria (date, action type)</text:p>
        </text:list-item>
      </text:list>
      <text:h text:style-name="Heading_20_4" text:outline-level="4">2.5.3 Inputs</text:h>
      <text:list text:style-name="L19">
        <text:list-item>
          <text:p text:style-name="P37">Log details (inventory item ID, action type, quantity)</text:p>
        </text:list-item>
      </text:list>
      <text:h text:style-name="Heading_20_4" text:outline-level="4">2.5.4 Outputs</text:h>
      <text:list text:style-name="L20">
        <text:list-item>
          <text:p text:style-name="P39">List of item logs</text:p>
        </text:list-item>
        <text:list-item>
          <text:p text:style-name="P38">Confirmation messages for logged actions</text:p>
        </text:list-item>
      </text:list>
      <text:h text:style-name="Heading_20_4" text:outline-level="4">2.5.5 Interfaces</text:h>
      <text:list text:style-name="L21">
        <text:list-item>
          <text:p text:style-name="P41">REST API endpoints:</text:p>
          <text:list>
            <text:list-item>
              <text:p text:style-name="P41"><text:span text:style-name="Source_20_Text">POST /api/logs/add</text:span></text:p>
            </text:list-item>
            <text:list-item>
              <text:p text:style-name="P41"><text:span text:style-name="Source_20_Text">GET /api/logs</text:span></text:p>
            </text:list-item>
            <text:list-item>
              <text:p text:style-name="P40"><text:span text:style-name="Source_20_Text">GET /api/logs/search</text:span></text:p>
            </text:list-item>
          </text:list>
        </text:list-item>
      </text:list>
      <text:h text:style-name="Heading_20_2" text:outline-level="2">3. Conclusion</text:h>
      <text:p text:style-name="Text_20_body">This document provides a detailed overview of the module design specifications for the Military Supply Chain Management System. Each module is designed to fulfill specific functionalities that contribute to the overall system’s capabilities.</text:p>
      <text:h text:style-name="Heading_20_2" text:outline-level="2">4. References</text:h>
      <text:list text:style-name="L22">
        <text:list-item>
          <text:p text:style-name="P43"><text:a xlink:type="simple" xlink:href="https://restfulapi.net/" office:target-frame-name="_new" xlink:show="replace" text:style-name="Internet_20_link" text:visited-style-name="Visited_20_Internet_20_Link">REST API Design Guidelines</text:a></text:p>
        </text:list-item>
        <text:list-item>
          <text:p text:style-name="P43">OAuth 2.0 Documentation</text:p>
        </text:list-item>
        <text:list-item>
          <text:p text:style-name="P42"><text:a xlink:type="simple" xlink:href="https://spring.io/projects/spring-boot" office:target-frame-name="_new" xlink:show="replace" text:style-name="Internet_20_link" text:visited-style-name="Visited_20_Internet_20_Link">Spring Boot Documentation</text: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15:22:46.618000000</meta:creation-date>
    <dc:date>2024-10-28T15:24:32.053000000</dc:date>
    <meta:editing-duration>PT1M45S</meta:editing-duration>
    <meta:editing-cycles>1</meta:editing-cycles>
    <meta:document-statistic meta:table-count="0" meta:image-count="0" meta:object-count="0" meta:page-count="4" meta:paragraph-count="110" meta:word-count="485" meta:character-count="3224" meta:non-whitespace-character-count="2914"/>
    <meta:generator>LibreOffice/24.2.4.2$Windows_X86_64 LibreOffice_project/51a6219feb6075d9a4c46691dcfe0cd9c4fff3c2</meta:generator>
  </office:meta>
</office:document-meta>
</file>